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put_gcc_static16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 table:number-columns-repeated="235"/>
        <table:table-row table:style-name="AROW-0">
          <table:table-cell table:style-name="Gnumeric-default" office:value-type="string">
            <text:p>n</text:p>
          </table:table-cell>
          <table:table-cell table:style-name="Gnumeric-default" office:value-type="string">
            <text:p>time1</text:p>
          </table:table-cell>
          <table:table-cell table:style-name="ACE-1" office:value-type="string">
            <text:p>check1</text:p>
          </table:table-cell>
          <table:table-cell table:style-name="Gnumeric-default" office:value-type="string">
            <text:p>time2</text:p>
          </table:table-cell>
          <table:table-cell table:style-name="ACE-1" office:value-type="string">
            <text:p>check2</text:p>
          </table:table-cell>
          <table:table-cell table:style-name="Gnumeric-default" office:value-type="string">
            <text:p>time3</text:p>
          </table:table-cell>
          <table:table-cell table:style-name="ACE-1" office:value-type="string">
            <text:p>check3</text:p>
          </table:table-cell>
          <table:table-cell table:style-name="Gnumeric-default" office:value-type="string">
            <text:p>time4</text:p>
          </table:table-cell>
          <table:table-cell table:style-name="ACE-1" office:value-type="string">
            <text:p>check4</text:p>
          </table:table-cell>
          <table:table-cell table:style-name="Gnumeric-default" office:value-type="string">
            <text:p>time5</text:p>
          </table:table-cell>
          <table:table-cell table:style-name="ACE-1" office:value-type="string">
            <text:p>check5</text:p>
          </table:table-cell>
          <table:table-cell table:style-name="Gnumeric-default" office:value-type="string">
            <text:p>time6</text:p>
          </table:table-cell>
          <table:table-cell table:style-name="ACE-1" office:value-type="string">
            <text:p>check6</text:p>
          </table:table-cell>
          <table:table-cell table:style-name="Gnumeric-default" office:value-type="string">
            <text:p>time7</text:p>
          </table:table-cell>
          <table:table-cell table:style-name="ACE-1" office:value-type="string">
            <text:p>check7</text:p>
          </table:table-cell>
          <table:table-cell table:style-name="Gnumeric-default" office:value-type="string">
            <text:p>time8</text:p>
          </table:table-cell>
          <table:table-cell table:style-name="ACE-1" office:value-type="string">
            <text:p>check8</text:p>
          </table:table-cell>
          <table:table-cell table:style-name="Gnumeric-default" office:value-type="string">
            <text:p>time128</text:p>
          </table:table-cell>
          <table:table-cell table:style-name="ACE-1" office:value-type="string">
            <text:p>check128</text:p>
          </table:table-cell>
          <table:table-cell table:style-name="Gnumeric-default" office:value-type="string">
            <text:p>time2048</text:p>
          </table:table-cell>
          <table:table-cell table:style-name="ACE-1" office:value-type="string">
            <text:p>check204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111">
            <text:p>11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76">
            <text:p>76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0">
            <text:p>50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6">
            <text:p>46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7">
            <text:p>47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8">
            <text:p>48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1">
            <text:p>5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1">
            <text:p>5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6">
            <text:p>46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95">
            <text:p>95</text:p>
          </table:table-cell>
          <table:table-cell table:style-name="ACE-1" office:value-type="float" office:value="1624.9582310000001">
            <text:p>1624,95823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192">
            <text:p>192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31">
            <text:p>131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6">
            <text:p>86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1">
            <text:p>81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1">
            <text:p>81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3">
            <text:p>83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5">
            <text:p>85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2">
            <text:p>92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3">
            <text:p>93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35">
            <text:p>135</text:p>
          </table:table-cell>
          <table:table-cell table:style-name="ACE-1" office:value-type="float" office:value="2520.6573859999999">
            <text:p>2520,65738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5360">
            <text:p>5360</text:p>
          </table:table-cell>
          <table:table-cell table:style-name="Gnumeric-default" office:value-type="float" office:value="302">
            <text:p>30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207">
            <text:p>20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7">
            <text:p>137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1">
            <text:p>131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29">
            <text:p>12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29">
            <text:p>12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1">
            <text:p>131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6">
            <text:p>136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4">
            <text:p>134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80">
            <text:p>180</text:p>
          </table:table-cell>
          <table:table-cell table:style-name="ACE-1" office:value-type="float" office:value="3238.3593129999999">
            <text:p>3238,359313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435">
            <text:p>435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300">
            <text:p>300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98">
            <text:p>198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3">
            <text:p>183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5">
            <text:p>185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7">
            <text:p>187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94">
            <text:p>194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94">
            <text:p>194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6">
            <text:p>18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34">
            <text:p>234</text:p>
          </table:table-cell>
          <table:table-cell table:style-name="ACE-1" office:value-type="float" office:value="3737.7677779999999">
            <text:p>3737,76777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7620">
            <text:p>7620</text:p>
          </table:table-cell>
          <table:table-cell table:style-name="Gnumeric-default" office:value-type="float" office:value="598">
            <text:p>59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408">
            <text:p>408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70">
            <text:p>270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52">
            <text:p>25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54">
            <text:p>25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55">
            <text:p>255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61">
            <text:p>261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59">
            <text:p>259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52">
            <text:p>25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08">
            <text:p>308</text:p>
          </table:table-cell>
          <table:table-cell table:style-name="ACE-1" office:value-type="float" office:value="4207.9923799999997">
            <text:p>4207,992380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783">
            <text:p>78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538">
            <text:p>538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55">
            <text:p>355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36">
            <text:p>336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29">
            <text:p>32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37">
            <text:p>337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35">
            <text:p>335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43">
            <text:p>343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31">
            <text:p>331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82">
            <text:p>382</text:p>
          </table:table-cell>
          <table:table-cell table:style-name="ACE-1" office:value-type="float" office:value="4936.9283340000002">
            <text:p>4936,928334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993">
            <text:p>99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681">
            <text:p>681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49">
            <text:p>44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20">
            <text:p>420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23">
            <text:p>42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33">
            <text:p>43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28">
            <text:p>428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33">
            <text:p>43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27">
            <text:p>427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70">
            <text:p>470</text:p>
          </table:table-cell>
          <table:table-cell table:style-name="ACE-1" office:value-type="float" office:value="5766.109101">
            <text:p>5766,10910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1010">
            <text:p>11010</text:p>
          </table:table-cell>
          <table:table-cell table:style-name="Gnumeric-default" office:value-type="float" office:value="1236">
            <text:p>1236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842">
            <text:p>842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58">
            <text:p>558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22">
            <text:p>522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23">
            <text:p>523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21">
            <text:p>521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20">
            <text:p>520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27">
            <text:p>52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24">
            <text:p>524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65">
            <text:p>565</text:p>
          </table:table-cell>
          <table:table-cell table:style-name="ACE-1" office:value-type="float" office:value="6428.429666">
            <text:p>6428,42966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2140">
            <text:p>12140</text:p>
          </table:table-cell>
          <table:table-cell table:style-name="Gnumeric-default" office:value-type="float" office:value="1480">
            <text:p>148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1022">
            <text:p>102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73">
            <text:p>673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30">
            <text:p>63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32">
            <text:p>63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38">
            <text:p>638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34">
            <text:p>634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45">
            <text:p>64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32">
            <text:p>632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676">
            <text:p>676</text:p>
          </table:table-cell>
          <table:table-cell table:style-name="ACE-1" office:value-type="float" office:value="7182.7911869999998">
            <text:p>7182,791187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3270">
            <text:p>13270</text:p>
          </table:table-cell>
          <table:table-cell table:style-name="Gnumeric-default" office:value-type="float" office:value="1763">
            <text:p>1763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225">
            <text:p>122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804">
            <text:p>804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44">
            <text:p>744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49">
            <text:p>74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51">
            <text:p>751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56">
            <text:p>75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61">
            <text:p>761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49">
            <text:p>74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795">
            <text:p>795</text:p>
          </table:table-cell>
          <table:table-cell table:style-name="ACE-1" office:value-type="float" office:value="7857.0651319999997">
            <text:p>7857,065132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4400">
            <text:p>14400</text:p>
          </table:table-cell>
          <table:table-cell table:style-name="Gnumeric-default" office:value-type="float" office:value="2067">
            <text:p>206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428">
            <text:p>1428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939">
            <text:p>93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90">
            <text:p>890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79">
            <text:p>87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92">
            <text:p>89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96">
            <text:p>896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89">
            <text:p>88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84">
            <text:p>88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934">
            <text:p>934</text:p>
          </table:table-cell>
          <table:table-cell table:style-name="ACE-1" office:value-type="float" office:value="8548.3419379999996">
            <text:p>8548,341938</text:p>
          </table:table-cell>
          <table:table-cell table:number-columns-repeated="235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static16.csv&quot;" table:base-cell-address="$'output_gcc_static16.csv'.$A$1"/>
          <table:named-expression table:name="Print_Area" table:expression="of:=#REF!" table:base-cell-address="$'output_gcc_static16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static1.csv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35"/>
        <table:table-row table:style-name="AROW-0">
          <table:table-cell table:style-name="ACE-2" office:value-type="string">
            <text:p>n</text:p>
          </table:table-cell>
          <table:table-cell table:style-name="ACE-2" office:value-type="string">
            <text:p>time1</text:p>
          </table:table-cell>
          <table:table-cell table:style-name="ACE-3" office:value-type="string">
            <text:p>check1</text:p>
          </table:table-cell>
          <table:table-cell table:style-name="ACE-2" office:value-type="string">
            <text:p>time2</text:p>
          </table:table-cell>
          <table:table-cell table:style-name="ACE-3" office:value-type="string">
            <text:p>check2</text:p>
          </table:table-cell>
          <table:table-cell table:style-name="ACE-2" office:value-type="string">
            <text:p>time3</text:p>
          </table:table-cell>
          <table:table-cell table:style-name="ACE-3" office:value-type="string">
            <text:p>check3</text:p>
          </table:table-cell>
          <table:table-cell table:style-name="ACE-2" office:value-type="string">
            <text:p>time4</text:p>
          </table:table-cell>
          <table:table-cell table:style-name="ACE-3" office:value-type="string">
            <text:p>check4</text:p>
          </table:table-cell>
          <table:table-cell table:style-name="ACE-2" office:value-type="string">
            <text:p>time5</text:p>
          </table:table-cell>
          <table:table-cell table:style-name="ACE-3" office:value-type="string">
            <text:p>check5</text:p>
          </table:table-cell>
          <table:table-cell table:style-name="ACE-2" office:value-type="string">
            <text:p>time6</text:p>
          </table:table-cell>
          <table:table-cell table:style-name="ACE-3" office:value-type="string">
            <text:p>check6</text:p>
          </table:table-cell>
          <table:table-cell table:style-name="ACE-2" office:value-type="string">
            <text:p>time7</text:p>
          </table:table-cell>
          <table:table-cell table:style-name="ACE-3" office:value-type="string">
            <text:p>check7</text:p>
          </table:table-cell>
          <table:table-cell table:style-name="ACE-2" office:value-type="string">
            <text:p>time8</text:p>
          </table:table-cell>
          <table:table-cell table:style-name="ACE-3" office:value-type="string">
            <text:p>check8</text:p>
          </table:table-cell>
          <table:table-cell table:style-name="ACE-2" office:value-type="string">
            <text:p>time128</text:p>
          </table:table-cell>
          <table:table-cell table:style-name="ACE-3" office:value-type="string">
            <text:p>check128</text:p>
          </table:table-cell>
          <table:table-cell table:style-name="ACE-2" office:value-type="string">
            <text:p>time2048</text:p>
          </table:table-cell>
          <table:table-cell table:style-name="ACE-3" office:value-type="string">
            <text:p>check204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3100">
            <text:p>3100</text:p>
          </table:table-cell>
          <table:table-cell table:style-name="ACE-2" office:value-type="float" office:value="108">
            <text:p>10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62">
            <text:p>6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6">
            <text:p>4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2">
            <text:p>4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0">
            <text:p>40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5">
            <text:p>35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9">
            <text:p>29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41">
            <text:p>4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2">
            <text:p>3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82">
            <text:p>82</text:p>
          </table:table-cell>
          <table:table-cell table:style-name="ACE-3" office:value-type="float" office:value="1624.9582310000001">
            <text:p>1624,95823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4230">
            <text:p>4230</text:p>
          </table:table-cell>
          <table:table-cell table:style-name="ACE-2" office:value-type="float" office:value="190">
            <text:p>190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05">
            <text:p>105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80">
            <text:p>80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9">
            <text:p>69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71">
            <text:p>71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4">
            <text:p>6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7">
            <text:p>5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0">
            <text:p>60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6">
            <text:p>5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106">
            <text:p>106</text:p>
          </table:table-cell>
          <table:table-cell table:style-name="ACE-3" office:value-type="float" office:value="2520.6573859999999">
            <text:p>2520,65738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5360">
            <text:p>5360</text:p>
          </table:table-cell>
          <table:table-cell table:style-name="ACE-2" office:value-type="float" office:value="297">
            <text:p>29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66">
            <text:p>16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8">
            <text:p>128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07">
            <text:p>10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12">
            <text:p>112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02">
            <text:p>102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93">
            <text:p>93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4">
            <text:p>84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7">
            <text:p>87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28">
            <text:p>128</text:p>
          </table:table-cell>
          <table:table-cell table:style-name="ACE-3" office:value-type="float" office:value="3238.3593129999999">
            <text:p>3238,359313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6490">
            <text:p>6490</text:p>
          </table:table-cell>
          <table:table-cell table:style-name="ACE-2" office:value-type="float" office:value="431">
            <text:p>43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44">
            <text:p>24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86">
            <text:p>186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57">
            <text:p>15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61">
            <text:p>16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42">
            <text:p>14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26">
            <text:p>126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27">
            <text:p>127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23">
            <text:p>12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72">
            <text:p>172</text:p>
          </table:table-cell>
          <table:table-cell table:style-name="ACE-3" office:value-type="float" office:value="3737.7677779999999">
            <text:p>3737,76777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7620">
            <text:p>7620</text:p>
          </table:table-cell>
          <table:table-cell table:style-name="ACE-2" office:value-type="float" office:value="586">
            <text:p>586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331">
            <text:p>331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54">
            <text:p>25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16">
            <text:p>216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20">
            <text:p>220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94">
            <text:p>19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74">
            <text:p>17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75">
            <text:p>17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69">
            <text:p>169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15">
            <text:p>215</text:p>
          </table:table-cell>
          <table:table-cell table:style-name="ACE-3" office:value-type="float" office:value="4207.9923799999997">
            <text:p>4207,992380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8750">
            <text:p>8750</text:p>
          </table:table-cell>
          <table:table-cell table:style-name="ACE-2" office:value-type="float" office:value="771">
            <text:p>77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432">
            <text:p>43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37">
            <text:p>33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81">
            <text:p>281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88">
            <text:p>288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59">
            <text:p>259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34">
            <text:p>234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27">
            <text:p>22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17">
            <text:p>21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64">
            <text:p>264</text:p>
          </table:table-cell>
          <table:table-cell table:style-name="ACE-3" office:value-type="float" office:value="4936.9283340000002">
            <text:p>4936,928334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9880">
            <text:p>9880</text:p>
          </table:table-cell>
          <table:table-cell table:style-name="ACE-2" office:value-type="float" office:value="981">
            <text:p>98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554">
            <text:p>554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25">
            <text:p>42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60">
            <text:p>360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64">
            <text:p>364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30">
            <text:p>330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92">
            <text:p>292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90">
            <text:p>290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83">
            <text:p>283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21">
            <text:p>321</text:p>
          </table:table-cell>
          <table:table-cell table:style-name="ACE-3" office:value-type="float" office:value="5766.109101">
            <text:p>5766,10910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1010">
            <text:p>11010</text:p>
          </table:table-cell>
          <table:table-cell table:style-name="ACE-2" office:value-type="float" office:value="1206">
            <text:p>120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686">
            <text:p>686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29">
            <text:p>52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44">
            <text:p>444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52">
            <text:p>45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19">
            <text:p>41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70">
            <text:p>37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65">
            <text:p>365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44">
            <text:p>344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87">
            <text:p>387</text:p>
          </table:table-cell>
          <table:table-cell table:style-name="ACE-3" office:value-type="float" office:value="6428.429666">
            <text:p>6428,42966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2140">
            <text:p>12140</text:p>
          </table:table-cell>
          <table:table-cell table:style-name="ACE-2" office:value-type="float" office:value="1477">
            <text:p>1477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838">
            <text:p>83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46">
            <text:p>646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41">
            <text:p>541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40">
            <text:p>540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86">
            <text:p>486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68">
            <text:p>468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35">
            <text:p>435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16">
            <text:p>416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61">
            <text:p>461</text:p>
          </table:table-cell>
          <table:table-cell table:style-name="ACE-3" office:value-type="float" office:value="7182.7911869999998">
            <text:p>7182,791187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3270">
            <text:p>13270</text:p>
          </table:table-cell>
          <table:table-cell table:style-name="ACE-2" office:value-type="float" office:value="1742">
            <text:p>1742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990">
            <text:p>990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764">
            <text:p>76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43">
            <text:p>64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43">
            <text:p>64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63">
            <text:p>563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47">
            <text:p>547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27">
            <text:p>527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96">
            <text:p>496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39">
            <text:p>539</text:p>
          </table:table-cell>
          <table:table-cell table:style-name="ACE-3" office:value-type="float" office:value="7857.0651319999997">
            <text:p>7857,065132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4400">
            <text:p>14400</text:p>
          </table:table-cell>
          <table:table-cell table:style-name="ACE-2" office:value-type="float" office:value="2059">
            <text:p>2059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169">
            <text:p>1169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903">
            <text:p>903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754">
            <text:p>754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753">
            <text:p>753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66">
            <text:p>66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44">
            <text:p>644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05">
            <text:p>605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85">
            <text:p>585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28">
            <text:p>628</text:p>
          </table:table-cell>
          <table:table-cell table:style-name="ACE-3" office:value-type="float" office:value="8548.3419379999996">
            <text:p>8548,341938</text:p>
          </table:table-cell>
          <table:table-cell table:number-columns-repeated="235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static1.csv&quot;" table:base-cell-address="$'output_gcc_static1.csv'.$A$1"/>
          <table:named-expression table:name="Print_Area" table:expression="of:=#REF!" table:base-cell-address="$'output_gcc_static1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static2.csv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 table:number-columns-repeated="235"/>
        <table:table-row table:style-name="AROW-0">
          <table:table-cell table:style-name="ACE-4" office:value-type="string">
            <text:p>n</text:p>
          </table:table-cell>
          <table:table-cell table:style-name="ACE-4" office:value-type="string">
            <text:p>time1</text:p>
          </table:table-cell>
          <table:table-cell table:style-name="ACE-5" office:value-type="string">
            <text:p>check1</text:p>
          </table:table-cell>
          <table:table-cell table:style-name="ACE-4" office:value-type="string">
            <text:p>time2</text:p>
          </table:table-cell>
          <table:table-cell table:style-name="ACE-5" office:value-type="string">
            <text:p>check2</text:p>
          </table:table-cell>
          <table:table-cell table:style-name="ACE-4" office:value-type="string">
            <text:p>time3</text:p>
          </table:table-cell>
          <table:table-cell table:style-name="ACE-5" office:value-type="string">
            <text:p>check3</text:p>
          </table:table-cell>
          <table:table-cell table:style-name="ACE-4" office:value-type="string">
            <text:p>time4</text:p>
          </table:table-cell>
          <table:table-cell table:style-name="ACE-5" office:value-type="string">
            <text:p>check4</text:p>
          </table:table-cell>
          <table:table-cell table:style-name="ACE-4" office:value-type="string">
            <text:p>time5</text:p>
          </table:table-cell>
          <table:table-cell table:style-name="ACE-5" office:value-type="string">
            <text:p>check5</text:p>
          </table:table-cell>
          <table:table-cell table:style-name="ACE-4" office:value-type="string">
            <text:p>time6</text:p>
          </table:table-cell>
          <table:table-cell table:style-name="ACE-5" office:value-type="string">
            <text:p>check6</text:p>
          </table:table-cell>
          <table:table-cell table:style-name="ACE-4" office:value-type="string">
            <text:p>time7</text:p>
          </table:table-cell>
          <table:table-cell table:style-name="ACE-5" office:value-type="string">
            <text:p>check7</text:p>
          </table:table-cell>
          <table:table-cell table:style-name="ACE-4" office:value-type="string">
            <text:p>time8</text:p>
          </table:table-cell>
          <table:table-cell table:style-name="ACE-5" office:value-type="string">
            <text:p>check8</text:p>
          </table:table-cell>
          <table:table-cell table:style-name="ACE-4" office:value-type="string">
            <text:p>time128</text:p>
          </table:table-cell>
          <table:table-cell table:style-name="ACE-5" office:value-type="string">
            <text:p>check128</text:p>
          </table:table-cell>
          <table:table-cell table:style-name="ACE-4" office:value-type="string">
            <text:p>time2048</text:p>
          </table:table-cell>
          <table:table-cell table:style-name="ACE-5" office:value-type="string">
            <text:p>check204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3100">
            <text:p>3100</text:p>
          </table:table-cell>
          <table:table-cell table:style-name="ACE-4" office:value-type="float" office:value="111">
            <text:p>11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65">
            <text:p>6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51">
            <text:p>5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2">
            <text:p>42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1">
            <text:p>4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4">
            <text:p>34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9">
            <text:p>39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6">
            <text:p>36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5">
            <text:p>3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84">
            <text:p>84</text:p>
          </table:table-cell>
          <table:table-cell table:style-name="ACE-5" office:value-type="float" office:value="1624.9582310000001">
            <text:p>1624,95823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4230">
            <text:p>4230</text:p>
          </table:table-cell>
          <table:table-cell table:style-name="ACE-4" office:value-type="float" office:value="191">
            <text:p>191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10">
            <text:p>11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89">
            <text:p>89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6">
            <text:p>76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73">
            <text:p>73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1">
            <text:p>61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4">
            <text:p>64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1">
            <text:p>61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7">
            <text:p>57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106">
            <text:p>106</text:p>
          </table:table-cell>
          <table:table-cell table:style-name="ACE-5" office:value-type="float" office:value="2520.6573859999999">
            <text:p>2520,65738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5360">
            <text:p>5360</text:p>
          </table:table-cell>
          <table:table-cell table:style-name="ACE-4" office:value-type="float" office:value="302">
            <text:p>30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74">
            <text:p>174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36">
            <text:p>136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22">
            <text:p>12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16">
            <text:p>116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02">
            <text:p>10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98">
            <text:p>9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97">
            <text:p>97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8">
            <text:p>8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36">
            <text:p>136</text:p>
          </table:table-cell>
          <table:table-cell table:style-name="ACE-5" office:value-type="float" office:value="3238.3593129999999">
            <text:p>3238,359313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6490">
            <text:p>6490</text:p>
          </table:table-cell>
          <table:table-cell table:style-name="ACE-4" office:value-type="float" office:value="435">
            <text:p>435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54">
            <text:p>25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99">
            <text:p>199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69">
            <text:p>169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66">
            <text:p>16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44">
            <text:p>14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39">
            <text:p>139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46">
            <text:p>14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6">
            <text:p>12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72">
            <text:p>172</text:p>
          </table:table-cell>
          <table:table-cell table:style-name="ACE-5" office:value-type="float" office:value="3737.7677779999999">
            <text:p>3737,76777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7620">
            <text:p>7620</text:p>
          </table:table-cell>
          <table:table-cell table:style-name="ACE-4" office:value-type="float" office:value="595">
            <text:p>595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347">
            <text:p>347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70">
            <text:p>270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31">
            <text:p>231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26">
            <text:p>22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96">
            <text:p>19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92">
            <text:p>19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90">
            <text:p>190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3">
            <text:p>17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20">
            <text:p>220</text:p>
          </table:table-cell>
          <table:table-cell table:style-name="ACE-5" office:value-type="float" office:value="4207.9923799999997">
            <text:p>4207,992380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8750">
            <text:p>8750</text:p>
          </table:table-cell>
          <table:table-cell table:style-name="ACE-4" office:value-type="float" office:value="781">
            <text:p>781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456">
            <text:p>45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56">
            <text:p>35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03">
            <text:p>30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94">
            <text:p>29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56">
            <text:p>256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52">
            <text:p>252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51">
            <text:p>251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25">
            <text:p>225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71">
            <text:p>271</text:p>
          </table:table-cell>
          <table:table-cell table:style-name="ACE-5" office:value-type="float" office:value="4936.9283340000002">
            <text:p>4936,928334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9880">
            <text:p>9880</text:p>
          </table:table-cell>
          <table:table-cell table:style-name="ACE-4" office:value-type="float" office:value="993">
            <text:p>99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579">
            <text:p>579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51">
            <text:p>451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87">
            <text:p>387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70">
            <text:p>370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27">
            <text:p>327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22">
            <text:p>322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13">
            <text:p>31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89">
            <text:p>289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28">
            <text:p>328</text:p>
          </table:table-cell>
          <table:table-cell table:style-name="ACE-5" office:value-type="float" office:value="5766.109101">
            <text:p>5766,10910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1010">
            <text:p>11010</text:p>
          </table:table-cell>
          <table:table-cell table:style-name="ACE-4" office:value-type="float" office:value="1229">
            <text:p>122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716">
            <text:p>71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59">
            <text:p>55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78">
            <text:p>478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55">
            <text:p>45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04">
            <text:p>404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95">
            <text:p>39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86">
            <text:p>38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55">
            <text:p>355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02">
            <text:p>402</text:p>
          </table:table-cell>
          <table:table-cell table:style-name="ACE-5" office:value-type="float" office:value="6428.429666">
            <text:p>6428,42966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2140">
            <text:p>12140</text:p>
          </table:table-cell>
          <table:table-cell table:style-name="ACE-4" office:value-type="float" office:value="1487">
            <text:p>1487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873">
            <text:p>873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675">
            <text:p>675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77">
            <text:p>577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52">
            <text:p>552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04">
            <text:p>50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71">
            <text:p>471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73">
            <text:p>473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28">
            <text:p>428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71">
            <text:p>471</text:p>
          </table:table-cell>
          <table:table-cell table:style-name="ACE-5" office:value-type="float" office:value="7182.7911869999998">
            <text:p>7182,791187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3270">
            <text:p>13270</text:p>
          </table:table-cell>
          <table:table-cell table:style-name="ACE-4" office:value-type="float" office:value="1763">
            <text:p>176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036">
            <text:p>103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806">
            <text:p>80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90">
            <text:p>69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53">
            <text:p>65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87">
            <text:p>58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61">
            <text:p>561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63">
            <text:p>56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10">
            <text:p>51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57">
            <text:p>557</text:p>
          </table:table-cell>
          <table:table-cell table:style-name="ACE-5" office:value-type="float" office:value="7857.0651319999997">
            <text:p>7857,065132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4400">
            <text:p>14400</text:p>
          </table:table-cell>
          <table:table-cell table:style-name="ACE-4" office:value-type="float" office:value="2079">
            <text:p>207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222">
            <text:p>1222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945">
            <text:p>945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811">
            <text:p>811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765">
            <text:p>765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88">
            <text:p>68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59">
            <text:p>65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53">
            <text:p>65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98">
            <text:p>59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42">
            <text:p>642</text:p>
          </table:table-cell>
          <table:table-cell table:style-name="ACE-5" office:value-type="float" office:value="8548.3419379999996">
            <text:p>8548,341938</text:p>
          </table:table-cell>
          <table:table-cell table:number-columns-repeated="235" table:style-name="ACE-4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static2.csv&quot;" table:base-cell-address="$'output_gcc_static2.csv'.$A$1"/>
          <table:named-expression table:name="Print_Area" table:expression="of:=#REF!" table:base-cell-address="$'output_gcc_static2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static3.csv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2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 table:number-columns-repeated="235"/>
        <table:table-row table:style-name="AROW-0">
          <table:table-cell table:style-name="ACE-6" office:value-type="string">
            <text:p>n</text:p>
          </table:table-cell>
          <table:table-cell table:style-name="ACE-6" office:value-type="string">
            <text:p>time1</text:p>
          </table:table-cell>
          <table:table-cell table:style-name="ACE-7" office:value-type="string">
            <text:p>check1</text:p>
          </table:table-cell>
          <table:table-cell table:style-name="ACE-6" office:value-type="string">
            <text:p>time2</text:p>
          </table:table-cell>
          <table:table-cell table:style-name="ACE-7" office:value-type="string">
            <text:p>check2</text:p>
          </table:table-cell>
          <table:table-cell table:style-name="ACE-6" office:value-type="string">
            <text:p>time3</text:p>
          </table:table-cell>
          <table:table-cell table:style-name="ACE-7" office:value-type="string">
            <text:p>check3</text:p>
          </table:table-cell>
          <table:table-cell table:style-name="ACE-6" office:value-type="string">
            <text:p>time4</text:p>
          </table:table-cell>
          <table:table-cell table:style-name="ACE-7" office:value-type="string">
            <text:p>check4</text:p>
          </table:table-cell>
          <table:table-cell table:style-name="ACE-6" office:value-type="string">
            <text:p>time5</text:p>
          </table:table-cell>
          <table:table-cell table:style-name="ACE-7" office:value-type="string">
            <text:p>check5</text:p>
          </table:table-cell>
          <table:table-cell table:style-name="ACE-6" office:value-type="string">
            <text:p>time6</text:p>
          </table:table-cell>
          <table:table-cell table:style-name="ACE-7" office:value-type="string">
            <text:p>check6</text:p>
          </table:table-cell>
          <table:table-cell table:style-name="ACE-6" office:value-type="string">
            <text:p>time7</text:p>
          </table:table-cell>
          <table:table-cell table:style-name="ACE-7" office:value-type="string">
            <text:p>check7</text:p>
          </table:table-cell>
          <table:table-cell table:style-name="ACE-6" office:value-type="string">
            <text:p>time8</text:p>
          </table:table-cell>
          <table:table-cell table:style-name="ACE-7" office:value-type="string">
            <text:p>check8</text:p>
          </table:table-cell>
          <table:table-cell table:style-name="ACE-6" office:value-type="string">
            <text:p>time128</text:p>
          </table:table-cell>
          <table:table-cell table:style-name="ACE-7" office:value-type="string">
            <text:p>check128</text:p>
          </table:table-cell>
          <table:table-cell table:style-name="ACE-6" office:value-type="string">
            <text:p>time2048</text:p>
          </table:table-cell>
          <table:table-cell table:style-name="ACE-7" office:value-type="string">
            <text:p>check204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3100">
            <text:p>3100</text:p>
          </table:table-cell>
          <table:table-cell table:style-name="ACE-6" office:value-type="float" office:value="110">
            <text:p>110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64">
            <text:p>6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9">
            <text:p>4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2">
            <text:p>4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40">
            <text:p>40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7">
            <text:p>37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5">
            <text:p>35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6">
            <text:p>36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7">
            <text:p>37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88">
            <text:p>88</text:p>
          </table:table-cell>
          <table:table-cell table:style-name="ACE-7" office:value-type="float" office:value="1624.9582310000001">
            <text:p>1624,95823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4230">
            <text:p>4230</text:p>
          </table:table-cell>
          <table:table-cell table:style-name="ACE-6" office:value-type="float" office:value="195">
            <text:p>195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10">
            <text:p>11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6">
            <text:p>8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74">
            <text:p>74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7">
            <text:p>67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7">
            <text:p>67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6">
            <text:p>6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6">
            <text:p>6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9">
            <text:p>59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103">
            <text:p>103</text:p>
          </table:table-cell>
          <table:table-cell table:style-name="ACE-7" office:value-type="float" office:value="2520.6573859999999">
            <text:p>2520,65738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5360">
            <text:p>5360</text:p>
          </table:table-cell>
          <table:table-cell table:style-name="ACE-6" office:value-type="float" office:value="305">
            <text:p>305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73">
            <text:p>17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36">
            <text:p>136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15">
            <text:p>115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11">
            <text:p>111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06">
            <text:p>106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00">
            <text:p>100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01">
            <text:p>101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89">
            <text:p>89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35">
            <text:p>135</text:p>
          </table:table-cell>
          <table:table-cell table:style-name="ACE-7" office:value-type="float" office:value="3238.3593129999999">
            <text:p>3238,359313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6490">
            <text:p>6490</text:p>
          </table:table-cell>
          <table:table-cell table:style-name="ACE-6" office:value-type="float" office:value="434">
            <text:p>43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52">
            <text:p>25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99">
            <text:p>199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67">
            <text:p>167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61">
            <text:p>16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53">
            <text:p>153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47">
            <text:p>147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42">
            <text:p>14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28">
            <text:p>128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72">
            <text:p>172</text:p>
          </table:table-cell>
          <table:table-cell table:style-name="ACE-7" office:value-type="float" office:value="3737.7677779999999">
            <text:p>3737,76777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7620">
            <text:p>7620</text:p>
          </table:table-cell>
          <table:table-cell table:style-name="ACE-6" office:value-type="float" office:value="594">
            <text:p>59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350">
            <text:p>350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70">
            <text:p>270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29">
            <text:p>229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21">
            <text:p>22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07">
            <text:p>207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98">
            <text:p>198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95">
            <text:p>19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75">
            <text:p>17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19">
            <text:p>219</text:p>
          </table:table-cell>
          <table:table-cell table:style-name="ACE-7" office:value-type="float" office:value="4207.9923799999997">
            <text:p>4207,992380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8750">
            <text:p>8750</text:p>
          </table:table-cell>
          <table:table-cell table:style-name="ACE-6" office:value-type="float" office:value="774">
            <text:p>774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452">
            <text:p>452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55">
            <text:p>355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01">
            <text:p>301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86">
            <text:p>286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73">
            <text:p>27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63">
            <text:p>26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58">
            <text:p>25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31">
            <text:p>231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74">
            <text:p>274</text:p>
          </table:table-cell>
          <table:table-cell table:style-name="ACE-7" office:value-type="float" office:value="4936.9283340000002">
            <text:p>4936,928334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9880">
            <text:p>9880</text:p>
          </table:table-cell>
          <table:table-cell table:style-name="ACE-6" office:value-type="float" office:value="993">
            <text:p>99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579">
            <text:p>579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50">
            <text:p>450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83">
            <text:p>383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51">
            <text:p>35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45">
            <text:p>345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32">
            <text:p>33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16">
            <text:p>316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91">
            <text:p>29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37">
            <text:p>337</text:p>
          </table:table-cell>
          <table:table-cell table:style-name="ACE-7" office:value-type="float" office:value="5766.109101">
            <text:p>5766,10910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1010">
            <text:p>11010</text:p>
          </table:table-cell>
          <table:table-cell table:style-name="ACE-6" office:value-type="float" office:value="1229">
            <text:p>122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716">
            <text:p>716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58">
            <text:p>558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77">
            <text:p>47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27">
            <text:p>427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25">
            <text:p>42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12">
            <text:p>412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85">
            <text:p>38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60">
            <text:p>36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98">
            <text:p>398</text:p>
          </table:table-cell>
          <table:table-cell table:style-name="ACE-7" office:value-type="float" office:value="6428.429666">
            <text:p>6428,42966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2140">
            <text:p>12140</text:p>
          </table:table-cell>
          <table:table-cell table:style-name="ACE-6" office:value-type="float" office:value="1482">
            <text:p>1482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869">
            <text:p>869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676">
            <text:p>676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77">
            <text:p>577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52">
            <text:p>552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10">
            <text:p>51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95">
            <text:p>495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65">
            <text:p>465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31">
            <text:p>431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76">
            <text:p>476</text:p>
          </table:table-cell>
          <table:table-cell table:style-name="ACE-7" office:value-type="float" office:value="7182.7911869999998">
            <text:p>7182,791187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3270">
            <text:p>13270</text:p>
          </table:table-cell>
          <table:table-cell table:style-name="ACE-6" office:value-type="float" office:value="1759">
            <text:p>175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033">
            <text:p>1033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804">
            <text:p>804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85">
            <text:p>68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35">
            <text:p>63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09">
            <text:p>60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90">
            <text:p>59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57">
            <text:p>55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16">
            <text:p>516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58">
            <text:p>558</text:p>
          </table:table-cell>
          <table:table-cell table:style-name="ACE-7" office:value-type="float" office:value="7857.0651319999997">
            <text:p>7857,065132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4400">
            <text:p>14400</text:p>
          </table:table-cell>
          <table:table-cell table:style-name="ACE-6" office:value-type="float" office:value="2077">
            <text:p>2077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217">
            <text:p>1217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943">
            <text:p>943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812">
            <text:p>812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723">
            <text:p>723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714">
            <text:p>714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90">
            <text:p>69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53">
            <text:p>653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02">
            <text:p>602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50">
            <text:p>650</text:p>
          </table:table-cell>
          <table:table-cell table:style-name="ACE-7" office:value-type="float" office:value="8548.3419379999996">
            <text:p>8548,341938</text:p>
          </table:table-cell>
          <table:table-cell table:number-columns-repeated="235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static3.csv&quot;" table:base-cell-address="$'output_gcc_static3.csv'.$A$1"/>
          <table:named-expression table:name="Print_Area" table:expression="of:=#REF!" table:base-cell-address="$'output_gcc_static3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gcc_static8.csv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 table:number-columns-repeated="235"/>
        <table:table-row table:style-name="AROW-0">
          <table:table-cell table:style-name="ACE-8" office:value-type="string">
            <text:p>n</text:p>
          </table:table-cell>
          <table:table-cell table:style-name="ACE-8" office:value-type="string">
            <text:p>time1</text:p>
          </table:table-cell>
          <table:table-cell table:style-name="ACE-9" office:value-type="string">
            <text:p>check1</text:p>
          </table:table-cell>
          <table:table-cell table:style-name="ACE-8" office:value-type="string">
            <text:p>time2</text:p>
          </table:table-cell>
          <table:table-cell table:style-name="ACE-9" office:value-type="string">
            <text:p>check2</text:p>
          </table:table-cell>
          <table:table-cell table:style-name="ACE-8" office:value-type="string">
            <text:p>time3</text:p>
          </table:table-cell>
          <table:table-cell table:style-name="ACE-9" office:value-type="string">
            <text:p>check3</text:p>
          </table:table-cell>
          <table:table-cell table:style-name="ACE-8" office:value-type="string">
            <text:p>time4</text:p>
          </table:table-cell>
          <table:table-cell table:style-name="ACE-9" office:value-type="string">
            <text:p>check4</text:p>
          </table:table-cell>
          <table:table-cell table:style-name="ACE-8" office:value-type="string">
            <text:p>time5</text:p>
          </table:table-cell>
          <table:table-cell table:style-name="ACE-9" office:value-type="string">
            <text:p>check5</text:p>
          </table:table-cell>
          <table:table-cell table:style-name="ACE-8" office:value-type="string">
            <text:p>time6</text:p>
          </table:table-cell>
          <table:table-cell table:style-name="ACE-9" office:value-type="string">
            <text:p>check6</text:p>
          </table:table-cell>
          <table:table-cell table:style-name="ACE-8" office:value-type="string">
            <text:p>time7</text:p>
          </table:table-cell>
          <table:table-cell table:style-name="ACE-9" office:value-type="string">
            <text:p>check7</text:p>
          </table:table-cell>
          <table:table-cell table:style-name="ACE-8" office:value-type="string">
            <text:p>time8</text:p>
          </table:table-cell>
          <table:table-cell table:style-name="ACE-9" office:value-type="string">
            <text:p>check8</text:p>
          </table:table-cell>
          <table:table-cell table:style-name="ACE-8" office:value-type="string">
            <text:p>time128</text:p>
          </table:table-cell>
          <table:table-cell table:style-name="ACE-9" office:value-type="string">
            <text:p>check128</text:p>
          </table:table-cell>
          <table:table-cell table:style-name="ACE-8" office:value-type="string">
            <text:p>time2048</text:p>
          </table:table-cell>
          <table:table-cell table:style-name="ACE-9" office:value-type="string">
            <text:p>check204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3100">
            <text:p>3100</text:p>
          </table:table-cell>
          <table:table-cell table:style-name="ACE-8" office:value-type="float" office:value="105">
            <text:p>105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9">
            <text:p>5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7">
            <text:p>47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4">
            <text:p>44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5">
            <text:p>45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7">
            <text:p>37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2">
            <text:p>4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0">
            <text:p>4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0">
            <text:p>4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90">
            <text:p>90</text:p>
          </table:table-cell>
          <table:table-cell table:style-name="ACE-9" office:value-type="float" office:value="1624.9582310000001">
            <text:p>1624,95823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4230">
            <text:p>4230</text:p>
          </table:table-cell>
          <table:table-cell table:style-name="ACE-8" office:value-type="float" office:value="190">
            <text:p>19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08">
            <text:p>108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5">
            <text:p>85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1">
            <text:p>81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81">
            <text:p>81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4">
            <text:p>74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1">
            <text:p>71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7">
            <text:p>77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1">
            <text:p>71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21">
            <text:p>121</text:p>
          </table:table-cell>
          <table:table-cell table:style-name="ACE-9" office:value-type="float" office:value="2520.6573859999999">
            <text:p>2520,65738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5360">
            <text:p>5360</text:p>
          </table:table-cell>
          <table:table-cell table:style-name="ACE-8" office:value-type="float" office:value="294">
            <text:p>294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74">
            <text:p>174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6">
            <text:p>136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0">
            <text:p>130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28">
            <text:p>128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2">
            <text:p>11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3">
            <text:p>113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9">
            <text:p>11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1">
            <text:p>111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59">
            <text:p>159</text:p>
          </table:table-cell>
          <table:table-cell table:style-name="ACE-9" office:value-type="float" office:value="3238.3593129999999">
            <text:p>3238,359313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6490">
            <text:p>6490</text:p>
          </table:table-cell>
          <table:table-cell table:style-name="ACE-8" office:value-type="float" office:value="425">
            <text:p>425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52">
            <text:p>25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0">
            <text:p>20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83">
            <text:p>183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84">
            <text:p>18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2">
            <text:p>16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2">
            <text:p>162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8">
            <text:p>168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0">
            <text:p>16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11">
            <text:p>211</text:p>
          </table:table-cell>
          <table:table-cell table:style-name="ACE-9" office:value-type="float" office:value="3737.7677779999999">
            <text:p>3737,76777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7620">
            <text:p>7620</text:p>
          </table:table-cell>
          <table:table-cell table:style-name="ACE-8" office:value-type="float" office:value="592">
            <text:p>592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347">
            <text:p>347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70">
            <text:p>270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54">
            <text:p>25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51">
            <text:p>25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1">
            <text:p>22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6">
            <text:p>226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1">
            <text:p>221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18">
            <text:p>218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64">
            <text:p>264</text:p>
          </table:table-cell>
          <table:table-cell table:style-name="ACE-9" office:value-type="float" office:value="4207.9923799999997">
            <text:p>4207,992380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8750">
            <text:p>8750</text:p>
          </table:table-cell>
          <table:table-cell table:style-name="ACE-8" office:value-type="float" office:value="766">
            <text:p>766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457">
            <text:p>45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54">
            <text:p>354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35">
            <text:p>335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29">
            <text:p>329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90">
            <text:p>290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9">
            <text:p>289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93">
            <text:p>29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0">
            <text:p>280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35">
            <text:p>335</text:p>
          </table:table-cell>
          <table:table-cell table:style-name="ACE-9" office:value-type="float" office:value="4936.9283340000002">
            <text:p>4936,928334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9880">
            <text:p>9880</text:p>
          </table:table-cell>
          <table:table-cell table:style-name="ACE-8" office:value-type="float" office:value="974">
            <text:p>97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583">
            <text:p>583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50">
            <text:p>450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19">
            <text:p>419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21">
            <text:p>421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8">
            <text:p>368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9">
            <text:p>369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6">
            <text:p>366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53">
            <text:p>353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05">
            <text:p>405</text:p>
          </table:table-cell>
          <table:table-cell table:style-name="ACE-9" office:value-type="float" office:value="5766.109101">
            <text:p>5766,10910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1010">
            <text:p>11010</text:p>
          </table:table-cell>
          <table:table-cell table:style-name="ACE-8" office:value-type="float" office:value="1220">
            <text:p>122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719">
            <text:p>719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58">
            <text:p>558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17">
            <text:p>517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24">
            <text:p>524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49">
            <text:p>449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45">
            <text:p>44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55">
            <text:p>455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40">
            <text:p>44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83">
            <text:p>483</text:p>
          </table:table-cell>
          <table:table-cell table:style-name="ACE-9" office:value-type="float" office:value="6428.429666">
            <text:p>6428,42966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2140">
            <text:p>12140</text:p>
          </table:table-cell>
          <table:table-cell table:style-name="ACE-8" office:value-type="float" office:value="1467">
            <text:p>1467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870">
            <text:p>870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77">
            <text:p>677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8">
            <text:p>62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29">
            <text:p>629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3">
            <text:p>543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38">
            <text:p>53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1">
            <text:p>541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30">
            <text:p>530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77">
            <text:p>577</text:p>
          </table:table-cell>
          <table:table-cell table:style-name="ACE-9" office:value-type="float" office:value="7182.7911869999998">
            <text:p>7182,791187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3270">
            <text:p>13270</text:p>
          </table:table-cell>
          <table:table-cell table:style-name="ACE-8" office:value-type="float" office:value="1751">
            <text:p>1751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035">
            <text:p>103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10">
            <text:p>810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55">
            <text:p>75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750">
            <text:p>750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45">
            <text:p>645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33">
            <text:p>633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53">
            <text:p>653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32">
            <text:p>63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88">
            <text:p>688</text:p>
          </table:table-cell>
          <table:table-cell table:style-name="ACE-9" office:value-type="float" office:value="7857.0651319999997">
            <text:p>7857,065132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4400">
            <text:p>14400</text:p>
          </table:table-cell>
          <table:table-cell table:style-name="ACE-8" office:value-type="float" office:value="2052">
            <text:p>2052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221">
            <text:p>122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50">
            <text:p>950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79">
            <text:p>87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881">
            <text:p>88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51">
            <text:p>75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55">
            <text:p>755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51">
            <text:p>75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38">
            <text:p>738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98">
            <text:p>798</text:p>
          </table:table-cell>
          <table:table-cell table:style-name="ACE-9" office:value-type="float" office:value="8548.3419379999996">
            <text:p>8548,341938</text:p>
          </table:table-cell>
          <table:table-cell table:number-columns-repeated="235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gcc_static8.csv&quot;" table:base-cell-address="$'output_gcc_static8.csv'.$A$1"/>
          <table:named-expression table:name="Print_Area" table:expression="of:=#REF!" table:base-cell-address="$'output_gcc_static8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put_gcc_static1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utput_gcc_static1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utput_gcc_static2.csv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utput_gcc_static3.csv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utput_gcc_static8.csv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27T22:07:34Z</dc:date>
    <meta:creation-date>2021-04-27T22:07:34Z</meta:creation-date>
    <meta:generator>gnumeric/1.12.49</meta:generator>
  </office:meta>
</office:document-meta>
</file>